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Helvetica, sans-serif"/>
    <style:font-face style:name="Times New Roman" svg:font-family="'Times New Roman'"/>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36f1" officeooo:paragraph-rsid="000136f1"/>
    </style:style>
    <style:style style:name="P2" style:family="paragraph" style:parent-style-name="Standard">
      <style:text-properties style:font-name="Arial" fo:font-size="13pt" officeooo:rsid="0000d5f2" officeooo:paragraph-rsid="0000d5f2" style:font-size-asian="13pt" style:font-size-complex="13pt"/>
    </style:style>
    <style:style style:name="P3" style:family="paragraph" style:parent-style-name="Standard">
      <style:paragraph-properties fo:margin-top="0.101cm" fo:margin-bottom="0.101cm" loext:contextual-spacing="false" fo:text-align="justify" style:justify-single-word="false"/>
      <style:text-properties style:font-name="Arial" fo:font-size="13pt" officeooo:rsid="0000d5f2" officeooo:paragraph-rsid="0000d5f2" style:font-size-asian="13pt" style:font-size-complex="13pt"/>
    </style:style>
    <style:style style:name="P4" style:family="paragraph" style:parent-style-name="Standard">
      <style:paragraph-properties fo:margin-top="0.302cm" fo:margin-bottom="0.302cm" loext:contextual-spacing="false" fo:text-align="justify" style:justify-single-word="false"/>
      <style:text-properties style:font-name="Arial" fo:font-size="13pt" officeooo:rsid="000136f1" officeooo:paragraph-rsid="000136f1" style:font-size-asian="13pt" style:font-size-complex="13pt"/>
    </style:style>
    <style:style style:name="P5" style:family="paragraph" style:parent-style-name="Standard">
      <style:paragraph-properties fo:margin-top="0.302cm" fo:margin-bottom="0.302cm" loext:contextual-spacing="false" fo:text-align="justify" style:justify-single-word="false"/>
      <style:text-properties style:font-name="Arial" fo:font-size="13pt" officeooo:rsid="00023855" officeooo:paragraph-rsid="00023855" style:font-size-asian="13pt" style:font-size-complex="13pt"/>
    </style:style>
    <style:style style:name="T1" style:family="text">
      <style:text-properties officeooo:rsid="00019a25"/>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 2</text:p>
      <text:p text:style-name="P3"/>
      <text:p text:style-name="P3">A good summary it contains 150 to 250 words giving a quick and well explained reading about the content of what is going to be approached, being an article or a thesis and so on, speaking with key words and expressing ideas to together introduce the reader and provoke your curiosity in order to be worth reading your article or thesis.</text:p>
      <text:p text:style-name="P3">Typically, a summary for a paper or presentation of IMRaD is one or two paragraphs in length from 120 to 500 words, and has a purpose, methods, results and implications and summaries generally spend:</text:p>
      <text:p text:style-name="P3"/>
      <text:p text:style-name="P3">25% of its space in the purpose and importance of the research (Introduction).</text:p>
      <text:p text:style-name="P3"/>
      <text:p text:style-name="P3">25% of your space on what you did (Methods).</text:p>
      <text:p text:style-name="P3"/>
      <text:p text:style-name="P3">35% of your space on what you found (Results).</text:p>
      <text:p text:style-name="P3"/>
      <text:p text:style-name="P3">15% of its space on the implications of the research.</text:p>
      <text:p text:style-name="P3"/>
      <text:p text:style-name="P3">And they have their structure that way or the same basis for the summary to be good.</text:p>
      <text:p text:style-name="P3"/>
      <text:p text:style-name="P4">Text 3</text:p>
      <text:p text:style-name="P4">The summary of the article and the only part of it that is published in the proceedings of the conference, which really shows the real potential, and the only part that readers see when researching in electronic databases. Hence the great importance of writing quality in a good abstract so it will set the tone for the rest of the article, so the author should ensure that his abstract is as good as the article presented, and in that case the abstract should have some qualities general terms being 200 to 250 words, a paragraph of free flow, and within the conformities of a formal structure, results, methods, conclusions, title with meanings, objectives, examples several observations.</text:p>
      <text:p text:style-name="P5">Text 4</text:p>
      <text:p text:style-name="P5">Abstracts have always served the function of "selling" your work, and also in turn simply persuading the reader to continue reading the rest of the article, the summary being fairly brief but more efficient but you will be rewarded with a greater impact in the world at encourage people to read your publications. Make sure that all components of a good summary are included in the next one you write.</text:p>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Helvetica, sans-serif"/>
    <style:font-face style:name="Times New Roman" svg:font-family="'Times New Roman'"/>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3T19:33:07.683000000</meta:creation-date>
    <dc:date>2019-06-13T20:16:58.853000000</dc:date>
    <meta:editing-duration>PT9M47S</meta:editing-duration>
    <meta:editing-cycles>1</meta:editing-cycles>
    <meta:document-statistic meta:table-count="0" meta:image-count="0" meta:object-count="0" meta:page-count="2" meta:paragraph-count="12" meta:word-count="345" meta:character-count="1949" meta:non-whitespace-character-count="1616"/>
    <meta:generator>LibreOffice/6.0.4.2$Windows_X86_64 LibreOffice_project/9b0d9b32d5dcda91d2f1a96dc04c645c450872bf</meta:generator>
  </office:meta>
</office:document-meta>
</file>